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58677B0EBCA70C2E.png" manifest:media-type="image/png"/>
  <manifest:file-entry manifest:full-path="Pictures/1003C2FD000052220000741EE038C8B67F9F5F17.svg" manifest:media-type="image/svg+xml"/>
  <manifest:file-entry manifest:full-path="Pictures/10000201000002530000034926F60B14C0112C42.png" manifest:media-type="image/png"/>
  <manifest:file-entry manifest:full-path="Pictures/1003B7C2000052220000741E33F8A6E3C1700C35.svg" manifest:media-type="image/svg+xml"/>
  <manifest:file-entry manifest:full-path="Pictures/10030234000052220000741ED1D72AF4F0DFCEEE.svg" manifest:media-type="image/svg+xml"/>
  <manifest:file-entry manifest:full-path="Pictures/100002010000025300000349C776C31D213AAB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d28" officeooo:paragraph-rsid="0013cd28"/>
    </style:style>
    <style:style style:name="P2" style:family="paragraph" style:parent-style-name="Standard">
      <style:text-properties officeooo:rsid="0013cd28" officeooo:paragraph-rsid="0013cd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1.001cm" svg:height="29.692cm" draw:z-index="0"><draw:image xlink:href="Pictures/1003C2FD000052220000741EE038C8B67F9F5F17.svg" xlink:type="simple" xlink:show="embed" xlink:actuate="onLoad"/><draw:image xlink:href="Pictures/10000201000002530000034926F60B14C0112C42.png" xlink:type="simple" xlink:show="embed" xlink:actuate="onLoad"/></draw:frame></text:p>
      <text:p text:style-name="P1"><draw:frame draw:style-name="fr1" draw:name="Image2" text:anchor-type="paragraph" svg:width="21.001cm" svg:height="29.692cm" draw:z-index="1"><draw:image xlink:href="Pictures/1003B7C2000052220000741E33F8A6E3C1700C35.svg" xlink:type="simple" xlink:show="embed" xlink:actuate="onLoad"/><draw:image xlink:href="Pictures/100002010000025300000349C776C31D213AABC7.png" xlink:type="simple" xlink:show="embed" xlink:actuate="onLoad"/></draw:frame><text:soft-page-break/></text:p>
      <text:p text:style-name="P1"><draw:frame draw:style-name="fr1" draw:name="Image3" text:anchor-type="paragraph" svg:width="21.001cm" svg:height="29.692cm" draw:z-index="2"><draw:image xlink:href="Pictures/10030234000052220000741ED1D72AF4F0DFCEEE.svg" xlink:type="simple" xlink:show="embed" xlink:actuate="onLoad"/><draw:image xlink:href="Pictures/10000201000002530000034958677B0EBCA70C2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4:20.555133832</meta:creation-date>
    <dc:date>2017-12-18T18:34:36.170300842</dc:date>
    <meta:editing-duration>PT4M13S</meta:editing-duration>
    <meta:editing-cycles>3</meta:editing-cycles>
    <meta:generator>LibreOffice/5.3.1.2$Linux_X86_64 LibreOffice_project/3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